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83.01mm" table:align="margins"/>
    </style:style>
    <style:style style:name="Table1.A" style:family="table-column">
      <style:table-column-properties style:column-width="83.01mm" style:rel-column-width="65535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83.01mm" table:align="margins"/>
    </style:style>
    <style:style style:name="Table2.A" style:family="table-column">
      <style:table-column-properties style:column-width="83.01mm" style:rel-column-width="65535*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3.01mm" table:align="margins"/>
    </style:style>
    <style:style style:name="Table3.A" style:family="table-column">
      <style:table-column-properties style:column-width="83.01mm" style:rel-column-width="65535*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3.01mm" table:align="margins"/>
    </style:style>
    <style:style style:name="Table4.A" style:family="table-column">
      <style:table-column-properties style:column-width="83.01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83.01mm" table:align="margins"/>
    </style:style>
    <style:style style:name="Table5.A" style:family="table-column">
      <style:table-column-properties style:column-width="83.01mm" style:rel-column-width="65535*"/>
    </style:style>
    <style:style style:name="Table5.A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3.01mm" table:align="margins"/>
    </style:style>
    <style:style style:name="Table6.A" style:family="table-column">
      <style:table-column-properties style:column-width="83.0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3.01mm" table:align="margins"/>
    </style:style>
    <style:style style:name="Table7.A" style:family="table-column">
      <style:table-column-properties style:column-width="83.01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83.01mm" table:align="margins"/>
    </style:style>
    <style:style style:name="Table8.A" style:family="table-column">
      <style:table-column-properties style:column-width="83.01mm" style:rel-column-width="65535*"/>
    </style:style>
    <style:style style:name="Table8.A1" style:family="table-cell">
      <style:table-cell-properties fo:padding="0.97mm" fo:border="0.05pt solid #000000"/>
    </style:style>
    <style:style style:name="Table276" style:family="table">
      <style:table-properties style:width="83.01mm" table:align="margins"/>
    </style:style>
    <style:style style:name="Table276.A" style:family="table-column">
      <style:table-column-properties style:column-width="83.01mm" style:rel-column-width="65535*"/>
    </style:style>
    <style:style style:name="Table276.A1" style:family="table-cell">
      <style:table-cell-properties fo:padding="0.97mm" fo:border="0.05pt solid #000000"/>
    </style:style>
    <style:style style:name="Table27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5" style:family="table">
      <style:table-properties style:width="83.01mm" table:align="margins"/>
    </style:style>
    <style:style style:name="Table275.A" style:family="table-column">
      <style:table-column-properties style:column-width="83.01mm" style:rel-column-width="65535*"/>
    </style:style>
    <style:style style:name="Table275.A1" style:family="table-cell">
      <style:table-cell-properties fo:padding="0.97mm" fo:border="0.05pt solid #000000"/>
    </style:style>
    <style:style style:name="Table27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3" style:family="table">
      <style:table-properties style:width="83.01mm" table:align="margins"/>
    </style:style>
    <style:style style:name="Table283.A" style:family="table-column">
      <style:table-column-properties style:column-width="83.01mm" style:rel-column-width="65535*"/>
    </style:style>
    <style:style style:name="Table283.A1" style:family="table-cell">
      <style:table-cell-properties fo:padding="0.97mm" fo:border="0.05pt solid #000000"/>
    </style:style>
    <style:style style:name="Table294" style:family="table">
      <style:table-properties style:width="83.01mm" table:align="margins"/>
    </style:style>
    <style:style style:name="Table294.A" style:family="table-column">
      <style:table-column-properties style:column-width="83.01mm" style:rel-column-width="65535*"/>
    </style:style>
    <style:style style:name="Table294.A1" style:family="table-cell">
      <style:table-cell-properties fo:padding="0.97mm" fo:border="0.05pt solid #000000"/>
    </style:style>
    <style:style style:name="Table29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97" style:family="table">
      <style:table-properties style:width="83.01mm" table:align="margins"/>
    </style:style>
    <style:style style:name="Table297.A" style:family="table-column">
      <style:table-column-properties style:column-width="83.01mm" style:rel-column-width="65535*"/>
    </style:style>
    <style:style style:name="Table297.A1" style:family="table-cell">
      <style:table-cell-properties fo:padding="0.97mm" fo:border="0.05pt solid #000000"/>
    </style:style>
    <style:style style:name="Table29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9" style:family="table">
      <style:table-properties style:width="83.01mm" table:align="margins"/>
    </style:style>
    <style:style style:name="Table279.A" style:family="table-column">
      <style:table-column-properties style:column-width="83.01mm" style:rel-column-width="65535*"/>
    </style:style>
    <style:style style:name="Table279.A1" style:family="table-cell">
      <style:table-cell-properties fo:padding="0.97mm" fo:border="0.05pt solid #000000"/>
    </style:style>
    <style:style style:name="Table280" style:family="table">
      <style:table-properties style:width="83.01mm" table:align="margins"/>
    </style:style>
    <style:style style:name="Table280.A" style:family="table-column">
      <style:table-column-properties style:column-width="83.01mm" style:rel-column-width="65535*"/>
    </style:style>
    <style:style style:name="Table280.A1" style:family="table-cell">
      <style:table-cell-properties fo:padding="0.97mm" fo:border="0.05pt solid #000000"/>
    </style:style>
    <style:style style:name="Table281" style:family="table">
      <style:table-properties style:width="83.01mm" table:align="margins"/>
    </style:style>
    <style:style style:name="Table281.A" style:family="table-column">
      <style:table-column-properties style:column-width="83.01mm" style:rel-column-width="65535*"/>
    </style:style>
    <style:style style:name="Table281.A1" style:family="table-cell">
      <style:table-cell-properties fo:padding="0.97mm" fo:border="0.05pt solid #000000"/>
    </style:style>
    <style:style style:name="Table2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93" style:family="table">
      <style:table-properties style:width="83.01mm" table:align="margins"/>
    </style:style>
    <style:style style:name="Table293.A" style:family="table-column">
      <style:table-column-properties style:column-width="41.5mm" style:rel-column-width="32767*"/>
    </style:style>
    <style:style style:name="Table293.B" style:family="table-column">
      <style:table-column-properties style:column-width="41.5mm" style:rel-column-width="32768*"/>
    </style:style>
    <style:style style:name="Table293.A1" style:family="table-cell">
      <style:table-cell-properties fo:padding="0.97mm" fo:border="0.05pt solid #000000"/>
    </style:style>
    <style:style style:name="Table293.A2" style:family="table-cell">
      <style:table-cell-properties fo:padding="0.97mm" fo:border-left="0.05pt solid #000000" fo:border-right="none" fo:border-top="none" fo:border-bottom="0.05pt solid #000000"/>
    </style:style>
    <style:style style:name="Table293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officeooo:rsid="0018011d" officeooo:paragraph-rsid="0018011d" style:font-style-asian="italic" style:font-style-complex="italic"/>
    </style:style>
    <style:style style:name="P2" style:family="paragraph" style:parent-style-name="Standard">
      <style:text-properties officeooo:paragraph-rsid="001ffce2"/>
    </style:style>
    <style:style style:name="P3" style:family="paragraph" style:parent-style-name="Table_20_Contents">
      <style:text-properties officeooo:rsid="0014b194" officeooo:paragraph-rsid="0014b194"/>
    </style:style>
    <style:style style:name="P4" style:family="paragraph" style:parent-style-name="Table_20_Contents">
      <style:text-properties style:font-name="Liberation Mono" fo:font-size="10pt" fo:language="en" fo:country="US" officeooo:rsid="0259719b" officeooo:paragraph-rsid="001ffce2" style:font-name-asian="NSimSun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fo:language="en" fo:country="US" officeooo:rsid="046fcadd" officeooo:paragraph-rsid="001ffce2" style:font-name-asian="NSimSun" style:font-size-asian="10pt" style:font-name-complex="Liberation Mono" style:font-size-complex="10pt"/>
    </style:style>
    <style:style style:name="P6" style:family="paragraph" style:parent-style-name="Text_20_body">
      <style:text-properties officeooo:paragraph-rsid="00021da9"/>
    </style:style>
    <style:style style:name="P7" style:family="paragraph" style:parent-style-name="Text_20_body">
      <style:text-properties officeooo:paragraph-rsid="0019f223"/>
    </style:style>
    <style:style style:name="P8" style:family="paragraph" style:parent-style-name="Text_20_body">
      <style:text-properties officeooo:rsid="0715ea70" officeooo:paragraph-rsid="001ffce2"/>
    </style:style>
    <style:style style:name="P9" style:family="paragraph" style:parent-style-name="Text_20_body">
      <style:paragraph-properties fo:margin-top="1.01mm" fo:margin-bottom="1.5mm" loext:contextual-spacing="false"/>
      <style:text-properties fo:language="en" fo:country="US" officeooo:rsid="02037532" officeooo:paragraph-rsid="001ffce2"/>
    </style:style>
    <style:style style:name="P10" style:family="paragraph" style:parent-style-name="Heading_20_2">
      <style:text-properties officeooo:rsid="074d76f7" officeooo:paragraph-rsid="001ffce2"/>
    </style:style>
    <style:style style:name="P11" style:family="paragraph" style:parent-style-name="Heading_20_2">
      <style:text-properties officeooo:paragraph-rsid="001ffce2"/>
    </style:style>
    <style:style style:name="P12" style:family="paragraph" style:parent-style-name="Preformatted_20_Text">
      <style:text-properties officeooo:paragraph-rsid="0002f205"/>
    </style:style>
    <style:style style:name="P13" style:family="paragraph" style:parent-style-name="Preformatted_20_Text">
      <style:text-properties officeooo:rsid="001197ca" officeooo:paragraph-rsid="001197ca"/>
    </style:style>
    <style:style style:name="P14" style:family="paragraph" style:parent-style-name="Preformatted_20_Text">
      <style:text-properties officeooo:paragraph-rsid="0012df21"/>
    </style:style>
    <style:style style:name="P15" style:family="paragraph" style:parent-style-name="Preformatted_20_Text">
      <style:text-properties officeooo:rsid="0014b194" officeooo:paragraph-rsid="0014b194"/>
    </style:style>
    <style:style style:name="P16" style:family="paragraph" style:parent-style-name="Preformatted_20_Text">
      <style:text-properties officeooo:rsid="0016af92" officeooo:paragraph-rsid="0016af92"/>
    </style:style>
    <style:style style:name="P17" style:family="paragraph" style:parent-style-name="Preformatted_20_Text">
      <style:text-properties officeooo:rsid="00188a48" officeooo:paragraph-rsid="00188a48"/>
    </style:style>
    <style:style style:name="P18" style:family="paragraph" style:parent-style-name="Preformatted_20_Text">
      <style:text-properties officeooo:paragraph-rsid="001aabd1"/>
    </style:style>
    <style:style style:name="P19" style:family="paragraph" style:parent-style-name="Preformatted_20_Text">
      <style:text-properties fo:language="en" fo:country="US" officeooo:paragraph-rsid="001ffce2"/>
    </style:style>
    <style:style style:name="P20" style:family="paragraph" style:parent-style-name="Preformatted_20_Text">
      <style:text-properties officeooo:rsid="04c2240b" officeooo:paragraph-rsid="001ffce2"/>
    </style:style>
    <style:style style:name="P21" style:family="paragraph" style:parent-style-name="Preformatted_20_Text">
      <style:text-properties officeooo:rsid="07569d20" officeooo:paragraph-rsid="001ffce2"/>
    </style:style>
    <style:style style:name="P22" style:family="paragraph" style:parent-style-name="Preformatted_20_Text">
      <style:text-properties officeooo:rsid="0708f309" officeooo:paragraph-rsid="001ffce2"/>
    </style:style>
    <style:style style:name="P23" style:family="paragraph" style:parent-style-name="Preformatted_20_Text">
      <style:text-properties officeooo:rsid="070d05be" officeooo:paragraph-rsid="001ffce2"/>
    </style:style>
    <style:style style:name="P24" style:family="paragraph" style:parent-style-name="Preformatted_20_Text">
      <style:text-properties officeooo:rsid="07098241" officeooo:paragraph-rsid="001ffce2"/>
    </style:style>
    <style:style style:name="P25" style:family="paragraph" style:parent-style-name="Preformatted_20_Text">
      <style:text-properties officeooo:rsid="07512373" officeooo:paragraph-rsid="001ffce2"/>
    </style:style>
    <style:style style:name="P26" style:family="paragraph" style:parent-style-name="Preformatted_20_Text">
      <style:text-properties officeooo:rsid="07539a93" officeooo:paragraph-rsid="001ffce2"/>
    </style:style>
    <style:style style:name="P27" style:family="paragraph" style:parent-style-name="Preformatted_20_Text">
      <style:text-properties officeooo:rsid="0335f0b4" officeooo:paragraph-rsid="001ffce2"/>
    </style:style>
    <style:style style:name="P28" style:family="paragraph" style:parent-style-name="Preformatted_20_Text">
      <style:text-properties officeooo:rsid="033427af" officeooo:paragraph-rsid="001ffce2"/>
    </style:style>
    <style:style style:name="P29" style:family="paragraph" style:parent-style-name="Preformatted_20_Text">
      <style:text-properties fo:font-size="6pt" officeooo:rsid="074d76f7" officeooo:paragraph-rsid="001ffce2" style:font-size-asian="10pt" style:font-size-complex="10pt"/>
    </style:style>
    <style:style style:name="P30" style:family="paragraph" style:parent-style-name="Preformatted_20_Text">
      <style:text-properties fo:font-size="6pt" officeooo:rsid="074e9ce3" officeooo:paragraph-rsid="001ffce2" style:font-size-asian="10pt" style:font-size-complex="10pt"/>
    </style:style>
    <style:style style:name="P31" style:family="paragraph" style:parent-style-name="Preformatted_20_Text">
      <style:text-properties officeooo:rsid="074e9ce3" officeooo:paragraph-rsid="001ffce2"/>
    </style:style>
    <style:style style:name="P32" style:family="paragraph" style:parent-style-name="Preformatted_20_Text">
      <style:text-properties fo:font-size="8pt" officeooo:rsid="074e9ce3" officeooo:paragraph-rsid="001ffce2" style:font-size-asian="10pt" style:font-size-complex="10pt"/>
    </style:style>
    <style:style style:name="P33" style:family="paragraph" style:parent-style-name="Preformatted_20_Text">
      <style:text-properties fo:font-size="8pt" officeooo:rsid="074f904b" officeooo:paragraph-rsid="001ffce2" style:font-size-asian="10pt" style:font-size-complex="10pt"/>
    </style:style>
    <style:style style:name="P34" style:family="paragraph" style:parent-style-name="Preformatted_20_Text">
      <style:text-properties officeooo:paragraph-rsid="001ffce2"/>
    </style:style>
    <style:style style:name="P35" style:family="paragraph" style:parent-style-name="Preformatted_20_Text">
      <style:paragraph-properties fo:text-align="end" style:justify-single-word="false" fo:break-before="page"/>
    </style:style>
    <style:style style:name="P36" style:family="paragraph" style:parent-style-name="Preformatted_20_Text">
      <style:paragraph-properties fo:break-before="column"/>
      <style:text-properties officeooo:paragraph-rsid="001ffce2"/>
    </style:style>
    <style:style style:name="P37" style:family="paragraph" style:parent-style-name="Heading_20_1">
      <style:text-properties officeooo:rsid="0019f223" officeooo:paragraph-rsid="0019f223"/>
    </style:style>
    <style:style style:name="P38" style:family="paragraph" style:parent-style-name="Heading_20_1">
      <style:text-properties officeooo:rsid="001eb360" officeooo:paragraph-rsid="001eb360"/>
    </style:style>
    <style:style style:name="P39" style:family="paragraph" style:parent-style-name="Heading_20_1">
      <style:paragraph-properties fo:margin-top="1.01mm" fo:margin-bottom="1.5mm" loext:contextual-spacing="false"/>
      <style:text-properties fo:language="en" fo:country="US" officeooo:rsid="02037532" officeooo:paragraph-rsid="001ffce2"/>
    </style:style>
    <style:style style:name="P40" style:family="paragraph" style:parent-style-name="Heading_20_3">
      <style:text-properties officeooo:paragraph-rsid="000b0b99"/>
    </style:style>
    <style:style style:name="P41" style:family="paragraph" style:parent-style-name="Heading_20_3">
      <style:text-properties officeooo:rsid="071d7ca7" officeooo:paragraph-rsid="001ffce2"/>
    </style:style>
    <style:style style:name="P42" style:family="paragraph" style:parent-style-name="Heading_20_3">
      <style:text-properties officeooo:rsid="07512373" officeooo:paragraph-rsid="001ffce2"/>
    </style:style>
    <style:style style:name="P43" style:family="paragraph" style:parent-style-name="Heading_20_3">
      <style:text-properties officeooo:paragraph-rsid="001ffce2"/>
    </style:style>
    <style:style style:name="P44" style:family="paragraph" style:parent-style-name="Footer">
      <style:paragraph-properties fo:text-align="end" style:justify-single-word="false"/>
      <style:text-properties officeooo:rsid="0002f205" officeooo:paragraph-rsid="0002f205"/>
    </style:style>
    <style:style style:name="P45" style:family="paragraph" style:parent-style-name="Footer">
      <style:paragraph-properties fo:text-align="center" style:justify-single-word="false" fo:break-before="page"/>
      <style:text-properties officeooo:rsid="0004da94" officeooo:paragraph-rsid="0004da94"/>
    </style:style>
    <style:style style:name="P46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T1" style:family="text">
      <style:text-properties officeooo:rsid="0006c1e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3a935"/>
    </style:style>
    <style:style style:name="T4" style:family="text">
      <style:text-properties officeooo:rsid="00143b9e"/>
    </style:style>
    <style:style style:name="T5" style:family="text">
      <style:text-properties officeooo:rsid="0014b194"/>
    </style:style>
    <style:style style:name="T6" style:family="text">
      <style:text-properties fo:font-size="8pt" style:font-size-asian="10pt" style:font-size-complex="10pt"/>
    </style:style>
    <style:style style:name="T7" style:family="text">
      <style:text-properties style:font-name="Liberation Mono" fo:font-size="8pt" officeooo:rsid="0014b194" style:font-name-asian="Nimbus Mono L" style:font-size-asian="10pt" style:font-name-complex="Liberation Mono" style:font-size-complex="10pt"/>
    </style:style>
    <style:style style:name="T8" style:family="text">
      <style:text-properties style:font-name="Liberation Mono" fo:font-size="10pt" fo:font-weight="bold" officeooo:rsid="03348d61" style:font-name-asian="NSimSun" style:font-size-asian="10pt" style:font-weight-asian="bold" style:font-name-complex="Liberation Mono" style:font-size-complex="10pt" style:font-weight-complex="bold"/>
    </style:style>
    <style:style style:name="T9" style:family="text">
      <style:text-properties style:font-name="Liberation Mono" fo:font-size="10pt" fo:font-weight="bold" officeooo:rsid="033c4ddd" style:font-name-asian="NSimSun" style:font-size-asian="10pt" style:font-weight-asian="bold" style:font-name-complex="Liberation Mono" style:font-size-complex="1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abd1" style:font-weight-asian="bold" style:font-weight-complex="bold"/>
    </style:style>
    <style:style style:name="T12" style:family="text">
      <style:text-properties fo:font-weight="bold" officeooo:rsid="00143b9e" style:font-weight-asian="bold" style:font-weight-complex="bold"/>
    </style:style>
    <style:style style:name="T13" style:family="text">
      <style:text-properties fo:font-weight="bold" officeooo:rsid="03752a46" style:font-weight-asian="bold" style:font-weight-complex="bold"/>
    </style:style>
    <style:style style:name="T14" style:family="text">
      <style:text-properties officeooo:rsid="001cde12"/>
    </style:style>
    <style:style style:name="T15" style:family="text">
      <style:text-properties officeooo:rsid="001ddd62"/>
    </style:style>
    <style:style style:name="T16" style:family="text">
      <style:text-properties officeooo:rsid="001eb360"/>
    </style:style>
    <style:style style:name="T17" style:family="text">
      <style:text-properties officeooo:rsid="001f69d7"/>
    </style:style>
    <style:style style:name="T18" style:family="text">
      <style:text-properties officeooo:rsid="03752a46"/>
    </style:style>
    <style:style style:name="T19" style:family="text">
      <style:text-properties officeooo:rsid="037553e7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officeooo:rsid="046c566c"/>
    </style:style>
    <style:style style:name="T23" style:family="text">
      <style:text-properties officeooo:rsid="04c58ac9"/>
    </style:style>
    <style:style style:name="T24" style:family="text">
      <style:text-properties style:font-name="Liberation Serif" fo:font-size="12pt" style:font-size-asian="10pt" style:font-size-complex="10pt"/>
    </style:style>
    <style:style style:name="T25" style:family="text">
      <style:text-properties officeooo:rsid="0752b05d"/>
    </style:style>
    <style:style style:name="T26" style:family="text">
      <style:text-properties officeooo:rsid="0778f951"/>
    </style:style>
    <style:style style:name="T27" style:family="text">
      <style:text-properties style:font-name="Liberation Serif1" fo:font-size="12pt" officeooo:rsid="0778f951" style:font-size-asian="12pt" style:font-size-complex="12pt"/>
    </style:style>
    <style:style style:name="T28" style:family="text">
      <style:text-properties officeooo:rsid="07613f3b"/>
    </style:style>
    <style:style style:name="T29" style:family="text">
      <style:text-properties officeooo:rsid="033379f4"/>
    </style:style>
    <style:style style:name="T30" style:family="text">
      <style:text-properties officeooo:rsid="0335f0b4"/>
    </style:style>
    <style:style style:name="T31" style:family="text">
      <style:text-properties officeooo:rsid="03348d61"/>
    </style:style>
    <style:style style:name="T32" style:family="text">
      <style:text-properties officeooo:rsid="033a4f93"/>
    </style:style>
    <style:style style:name="Sect1" style:family="section">
      <style:section-properties text:dont-balance-text-columns="false" style:editable="false">
        <style:columns fo:column-count="2" fo:column-gap="3.99mm">
          <style:column style:rel-width="4818*" fo:start-indent="0mm" fo:end-indent="1.99mm"/>
          <style:column style:rel-width="4820*" fo:start-indent="1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mm">
          <style:column style:rel-width="3212*" fo:start-indent="0mm" fo:end-indent="0mm"/>
          <style:column style:rel-width="3212*" fo:start-indent="0mm" fo:end-indent="0mm"/>
          <style:column style:rel-width="3214*" fo:start-indent="0mm" fo:end-indent="0mm"/>
        </style:columns>
      </style:section-properties>
    </style:style>
    <style:style style:name="Sect3" style:family="section">
      <style:section-properties style:editable="false">
        <style:columns fo:column-count="3" fo:column-gap="0mm">
          <style:column style:rel-width="3212*" fo:start-indent="0mm" fo:end-indent="0mm"/>
          <style:column style:rel-width="3212*" fo:start-indent="0mm" fo:end-indent="0mm"/>
          <style:column style:rel-width="3214*" fo:start-indent="0mm" fo:end-indent="0mm"/>
        </style:columns>
      </style:section-properties>
    </style:style>
    <style:style style:name="Sect4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rver Glossary</text:p>
      <text:p text:style-name="Text_20_body"/>
      <text:table-of-content text:style-name="Sect3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4" text:name="Table of Contents1_Head">
            <text:p text:style-name="Contents_20_Heading">Table of Contents</text:p>
          </text:index-title>
          <text:p text:style-name="P47"><text:a xlink:type="simple" xlink:href="#__RefHeading___Toc106_544837275" text:style-name="Index_20_Link" text:visited-style-name="Index_20_Link">users<text:tab/>1</text:a></text:p>
          <text:p text:style-name="P46"><text:a xlink:type="simple" xlink:href="#__RefHeading___Toc108_544837275" text:style-name="Index_20_Link" text:visited-style-name="Index_20_Link">add<text:tab/>1</text:a></text:p>
          <text:p text:style-name="P46"><text:a xlink:type="simple" xlink:href="#__RefHeading___Toc110_544837275" text:style-name="Index_20_Link" text:visited-style-name="Index_20_Link">grant privileges<text:tab/>1</text:a></text:p>
          <text:p text:style-name="P46"><text:a xlink:type="simple" xlink:href="#__RefHeading___Toc115_544837275" text:style-name="Index_20_Link" text:visited-style-name="Index_20_Link">ssh keys<text:tab/>1</text:a></text:p>
          <text:p text:style-name="P46"><text:a xlink:type="simple" xlink:href="#__RefHeading___Toc112_544837275" text:style-name="Index_20_Link" text:visited-style-name="Index_20_Link">delete<text:tab/>1</text:a></text:p>
          <text:p text:style-name="P47"><text:a xlink:type="simple" xlink:href="#__RefHeading___Toc117_544837275" text:style-name="Index_20_Link" text:visited-style-name="Index_20_Link">unicorn<text:tab/>1</text:a></text:p>
        </text:index-body>
      </text:table-of-content>
      <text:p text:style-name="P6"/>
      <text:section text:style-name="Sect1" text:name="Section1">
        <text:h text:style-name="Heading_20_1" text:outline-level="1"><text:bookmark-start text:name="__RefHeading___Toc106_544837275"/>users<text:bookmark-end text:name="__RefHeading___Toc106_544837275"/></text:h>
        <text:h text:style-name="Heading_20_2" text:outline-level="2"><text:bookmark-start text:name="__RefHeading___Toc108_544837275"/>add<text:bookmark-end text:name="__RefHeading___Toc108_544837275"/>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2"><text:span text:style-name="T4"># </text:span><text:span text:style-name="T10">adduser</text:span> <text:span text:style-name="T2">newuser</text:span></text:p>
            </table:table-cell>
          </table:table-row>
          <table:table-row>
            <table:table-cell table:style-name="Table1.A2" office:value-type="string">
              <text:p text:style-name="P14"><text:span text:style-name="T4"># </text:span><text:span text:style-name="Source_20_Text"><text:span text:style-name="T10">adduser</text:span></text:span><text:span text:style-name="Source_20_Text"> </text:span><text:span text:style-name="Source_20_Text"><text:span text:style-name="T3">newuser</text:span></text:span><text:span text:style-name="Source_20_Text"> sudo</text:span></text:p>
            </table:table-cell>
          </table:table-row>
        </table:table>
        <text:h text:style-name="Heading_20_2" text:outline-level="2"><text:bookmark-start text:name="__RefHeading___Toc110_544837275"/>grant privileges<text:bookmark-end text:name="__RefHeading___Toc110_544837275"/></text:h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reformatted_20_Text"><text:span text:style-name="T4"># </text:span><text:span text:style-name="T10">visudo</text:span></text:p>
            </table:table-cell>
          </table:table-row>
          <table:table-row>
            <table:table-cell table:style-name="Table2.A2" office:value-type="string">
              <text:p text:style-name="Preformatted_20_Text">root <text:s text:c="3"/>ALL=(ALL:ALL) ALL</text:p>
              <text:p text:style-name="Preformatted_20_Text"><text:span text:style-name="T2">newuser</text:span> ALL=(ALL:ALL) ALL</text:p>
            </table:table-cell>
          </table:table-row>
        </table:table>
        <text:p text:style-name="Standard"/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reformatted_20_Text"># <text:span text:style-name="T10">user</text:span><text:span text:style-name="T12">mod</text:span><text:span text:style-name="T4"> -aG sudo newuser</text:span></text:p>
            </table:table-cell>
          </table:table-row>
        </table:table>
        <text:h text:style-name="Heading_20_2" text:outline-level="2"><text:bookmark-start text:name="__RefHeading___Toc115_544837275"/>ssh keys<text:bookmark-end text:name="__RefHeading___Toc115_54483727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">on local:</text:p>
              <text:p text:style-name="P15">$ cat ~/.ssh/<text:span text:style-name="T10">id_rsa.pub</text:span> <text:s text:c="2"/><text:span text:style-name="T6"># and copy it</text:span></text:p>
            </table:table-cell>
          </table:table-row>
          <table:table-row>
            <table:table-cell table:style-name="Table5.A2" office:value-type="string">
              <text:p text:style-name="P3">on server:</text:p>
              <text:p text:style-name="Preformatted_20_Text"># <text:span text:style-name="T10">su - newuser</text:span></text:p>
            </table:table-cell>
          </table:table-row>
          <table:table-row>
            <table:table-cell table:style-name="Table5.A2" office:value-type="string">
              <text:p text:style-name="Preformatted_20_Text">#$<text:span text:style-name="T5"> mkdir ~/.ssh</text:span></text:p>
              <text:p text:style-name="P15">#$ chmod 700 ~/.ssh</text:p>
              <text:p text:style-name="P16">#$ nano ~/.ssh/<text:span text:style-name="T10">authorized_keys</text:span> </text:p>
              <text:p text:style-name="P1">paste the <text:span text:style-name="T7">id_rsa</text:span> key</text:p>
              <text:p text:style-name="P17">#$ chmod 600 ~/.ssh/authorized_keys</text:p>
            </table:table-cell>
          </table:table-row>
        </table:table>
        <text:h text:style-name="Heading_20_2" text:outline-level="2"><text:bookmark-start text:name="__RefHeading___Toc112_544837275"/>delete<text:bookmark-end text:name="__RefHeading___Toc112_54483727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4">#</text:span> <text:span text:style-name="T10">deluser</text:span> <text:span text:style-name="T2">newuser</text:span></text:p>
            </table:table-cell>
          </table:table-row>
          <table:table-row>
            <table:table-cell table:style-name="Table3.A2" office:value-type="string">
              <text:p text:style-name="P13"><text:span text:style-name="T4">#</text:span> <text:span text:style-name="T10">deluser</text:span> --remove-home <text:span text:style-name="T2">newuser</text:span></text:p>
            </table:table-cell>
          </table:table-row>
        </table:table>
        <text:h text:style-name="P37" text:outline-level="1"><text:bookmark-start text:name="__RefHeading___Toc117_544837275"/>unicorn<text:bookmark-end text:name="__RefHeading___Toc117_544837275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8">#$ service unicorn <text:span text:style-name="T11">start</text:span></text:p>
            </table:table-cell>
          </table:table-row>
          <table:table-row>
            <table:table-cell table:style-name="Table6.A2" office:value-type="string">
              <text:p text:style-name="P18">#$ service unicorn <text:span text:style-name="T10">restart</text:span></text:p>
            </table:table-cell>
          </table:table-row>
          <table:table-row>
            <table:table-cell table:style-name="Table6.A2" office:value-type="string">
              <text:p text:style-name="P18">#$ service unicorn <text:span text:style-name="T11">stop</text:span></text:p>
            </table:table-cell>
          </table:table-row>
          <table:table-row>
            <table:table-cell table:style-name="Table6.A2" office:value-type="string">
              <text:p text:style-name="P18">#$ service unicorn <text:span text:style-name="T11">status</text:span></text:p>
            </table:table-cell>
          </table:table-row>
        </table:table>
        <text:p text:style-name="P7"/>
        <text:h text:style-name="Heading_20_1" text:outline-level="1">precompile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reformatted_20_Text">RAILS_ENV=production rails assets:precompile </text:p>
            </table:table-cell>
          </table:table-row>
        </table:table>
        <text:p text:style-name="Text_20_body"/>
        <text:h text:style-name="P38" text:outline-level="1">Heroku</text:h>
        <table:table table:name="Table276" table:style-name="Table276">
          <table:table-column table:style-name="Table276.A"/>
          <table:table-row>
            <table:table-cell table:style-name="Table276.A1" office:value-type="string">
              <text:p text:style-name="P19">$ <text:span text:style-name="T18">heroku </text:span><text:span text:style-name="T13">create</text:span></text:p>
            </table:table-cell>
          </table:table-row>
          <table:table-row>
            <table:table-cell table:style-name="Table276.A2" office:value-type="string">
              <text:p text:style-name="P4">$ heroku run rails db:<text:span text:style-name="T10">migrate</text:span></text:p>
            </table:table-cell>
          </table:table-row>
          <table:table-row>
            <table:table-cell table:style-name="Table276.A2" office:value-type="string">
              <text:p text:style-name="P4">$ heroku run <text:span text:style-name="T10">console</text:span></text:p>
            </table:table-cell>
          </table:table-row>
          <table:table-row>
            <table:table-cell table:style-name="Table276.A2" office:value-type="string">
              <text:p text:style-name="P5">$ heroku run <text:span text:style-name="T10">rails console</text:span></text:p>
            </table:table-cell>
          </table:table-row>
          <table:table-row>
            <table:table-cell table:style-name="Table276.A2" office:value-type="string">
              <text:p text:style-name="P4">$ heroku <text:span text:style-name="T10">logs</text:span> -t</text:p>
            </table:table-cell>
          </table:table-row>
          <table:table-row>
            <table:table-cell table:style-name="Table276.A2" office:value-type="string">
              <text:p text:style-name="P4">$ heroku <text:span text:style-name="T10">restart</text:span></text:p>
            </table:table-cell>
          </table:table-row>
          <table:table-row>
            <table:table-cell table:style-name="Table276.A2" office:value-type="string">
              <text:p text:style-name="P19"><text:span text:style-name="T19">$</text:span> heroku apps:<text:span text:style-name="T10">rename</text:span> newname</text:p>
            </table:table-cell>
          </table:table-row>
          <table:table-row>
            <table:table-cell table:style-name="Table276.A2" office:value-type="string">
              <text:p text:style-name="P34"><text:span text:style-name="Source_20_Text"><text:span text:style-name="T20">$ heroku apps:</text:span></text:span><text:span text:style-name="Source_20_Text"><text:span text:style-name="T21">destroy</text:span></text:span><text:span text:style-name="Source_20_Text"><text:span text:style-name="T20"> –app appname</text:span></text:span></text:p>
            </table:table-cell>
          </table:table-row>
          <table:table-row>
            <table:table-cell table:style-name="Table276.A2" office:value-type="string">
              <text:p text:style-name="P34">$ heroku <text:span text:style-name="T10">maintenance:on</text:span></text:p>
              <text:p text:style-name="P2"><text:span text:style-name="T22">to </text:span>show a standard error page during the deployment and migration</text:p>
            </table:table-cell>
          </table:table-row>
          <table:table-row>
            <table:table-cell table:style-name="Table276.A2" office:value-type="string">
              <text:p text:style-name="P20">$ heroku config:get SENGRID_USERNAME</text:p>
            </table:table-cell>
          </table:table-row>
          <table:table-row>
            <table:table-cell table:style-name="Table276.A2" office:value-type="string">
              <text:p text:style-name="P20"><text:span text:style-name="Source_20_Text"><text:span text:style-name="T23">$ </text:span></text:span><text:span text:style-name="Source_20_Text">heroku </text:span><text:span text:style-name="Source_20_Text"><text:span text:style-name="T10">pg:reset DATABASE</text:span></text:span></text:p>
            </table:table-cell>
          </table:table-row>
          <table:table-row>
            <table:table-cell table:style-name="Table276.A2" office:value-type="string">
              <text:p text:style-name="P21">$ heroku run <text:span text:style-name="T10">bash</text:span></text:p>
            </table:table-cell>
          </table:table-row>
        </table:table>
        <text:h text:style-name="P43" text:outline-level="3"><text:bookmark-start text:name="__RefHeading___Toc15167_1519029302"/>Rails<text:bookmark-end text:name="__RefHeading___Toc15167_1519029302"/></text:h>
        <table:table table:name="Table275" table:style-name="Table275">
          <table:table-column table:style-name="Table275.A"/>
          <table:table-row>
            <table:table-cell table:style-name="Table275.A1" office:value-type="string">
              <text:p text:style-name="P22"># <text:span text:style-name="T10">Gemfile</text:span></text:p>
              <text:p text:style-name="P22">group :<text:span text:style-name="T10">production</text:span> do</text:p>
              <text:p text:style-name="P22"><text:s text:c="2"/>gem '<text:span text:style-name="T10">pg</text:span>', 0.20.0</text:p>
              <text:p text:style-name="P22">end</text:p>
              <text:p text:style-name="P22">group :<text:span text:style-name="T10">development</text:span>, :test do</text:p>
              <text:p text:style-name="P34"><text:s text:c="2"/>gem '<text:span text:style-name="T10">sqlite3</text:span>', '1.3.13'</text:p>
              <text:p text:style-name="P23"><text:s/><text:span text:style-name="T24"># move away sqlite from the main gems</text:span></text:p>
              <text:p text:style-name="P34"><text:soft-page-break/>end</text:p>
            </table:table-cell>
          </table:table-row>
          <table:table-row>
            <table:table-cell table:style-name="Table275.A2" office:value-type="string">
              <text:p text:style-name="P24">$ bundle install --without production</text:p>
              <text:p text:style-name="P24">$ heroku <text:span text:style-name="T10">login</text:span></text:p>
              <text:p text:style-name="P24">$ heroku <text:span text:style-name="T10">keys</text:span>:add</text:p>
              <text:p text:style-name="P24">$ heroku <text:span text:style-name="T10">create</text:span></text:p>
              <text:p text:style-name="P24">$ git <text:span text:style-name="T10">push</text:span> heroku master</text:p>
            </table:table-cell>
          </table:table-row>
        </table:table>
        <text:h text:style-name="P41" text:outline-level="3"><text:bookmark-start text:name="__RefHeading___Toc15549_2861572262"/>db not created<text:bookmark-end text:name="__RefHeading___Toc15549_2861572262"/></text:h>
        <text:p text:style-name="P2">just write that, without understanding it</text:p>
        <table:table table:name="Table283" table:style-name="Table283">
          <table:table-column table:style-name="Table283.A"/>
          <table:table-row>
            <table:table-cell table:style-name="Table283.A1" office:value-type="string">
              <text:p text:style-name="P34"><text:span text:style-name="Source_20_Text">heroku </text:span><text:span text:style-name="Source_20_Text"><text:span text:style-name="T10">addons:create </text:span></text:span></text:p>
              <text:p text:style-name="P34"><text:span text:style-name="Source_20_Text"><text:span text:style-name="T10">heroku-postgresql:hobby-dev</text:span></text:span></text:p>
            </table:table-cell>
          </table:table-row>
        </table:table>
        <text:h text:style-name="P42" text:outline-level="3"><text:bookmark-start text:name="__RefHeading___Toc16664_1025775043"/>annoying Heroku vs CSS<text:bookmark-end text:name="__RefHeading___Toc16664_1025775043"/></text:h>
        <table:table table:name="Table294" table:style-name="Table294">
          <table:table-column table:style-name="Table294.A"/>
          <table:table-row>
            <table:table-cell table:style-name="Table294.A1" office:value-type="string">
              <text:p text:style-name="P25">$ rm -rf tmp/* &amp;&amp; rm -rf public/assets/ &amp;&amp; RAILS_ENV='production' rake <text:span text:style-name="T10">assets:precompile</text:span></text:p>
            </table:table-cell>
          </table:table-row>
          <table:table-row>
            <table:table-cell table:style-name="Table294.A2" office:value-type="string">
              <text:p text:style-name="P25"><text:span text:style-name="Source_20_Text"><text:span text:style-name="T25">$ </text:span></text:span><text:span text:style-name="Source_20_Text">heroku run rake </text:span><text:span text:style-name="Source_20_Text"><text:span text:style-name="T10">assets:precompile</text:span></text:span></text:p>
            </table:table-cell>
          </table:table-row>
          <table:table-row>
            <table:table-cell table:style-name="Table294.A2" office:value-type="string">
              <text:p text:style-name="P26"><text:span text:style-name="Source_20_Text">$ heroku plugins:</text:span><text:span text:style-name="Source_20_Text"><text:span text:style-name="T10">install heroku-repo</text:span></text:span></text:p>
              <text:p text:style-name="P26">$ heroku repo:<text:span text:style-name="T10">purge_cache</text:span></text:p>
            </table:table-cell>
          </table:table-row>
        </table:table>
        <text:h text:style-name="P43" text:outline-level="3"/>
        <text:p text:style-name="P36">Unable to load application: Gem::LoadError: <text:span text:style-name="T10">Specified 'postgresql' for database adapter, but the gem is not loaded. Add `gem 'pg'` to your Gemfile</text:span></text:p>
        <table:table table:name="Table297" table:style-name="Table297">
          <table:table-column table:style-name="Table297.A"/>
          <table:table-row>
            <table:table-cell table:style-name="Table297.A1" office:value-type="string">
              <text:p text:style-name="P2">Postgres has released a new version of it's gem which seems not fully compatible yet, so in your gemfile under group production change </text:p>
            </table:table-cell>
          </table:table-row>
          <table:table-row>
            <table:table-cell table:style-name="Table297.A2" office:value-type="string">
              <text:p text:style-name="P34"><text:span text:style-name="Source_20_Text">gem 'pg'</text:span><text:span text:style-name="Source_20_Text"><text:span text:style-name="T26"> <text:s text:c="2"/></text:span></text:span><text:span text:style-name="Source_20_Text"><text:span text:style-name="T27">to</text:span></text:span></text:p>
            </table:table-cell>
          </table:table-row>
          <table:table-row>
            <table:table-cell table:style-name="Table297.A2" office:value-type="string">
              <text:p text:style-name="P34"><text:span text:style-name="Source_20_Text">gem 'pg', '~&gt; 0.11'</text:span></text:p>
            </table:table-cell>
          </table:table-row>
        </table:table>
        <text:p text:style-name="P34">https://devcenter.heroku.com/articles/getting-started-with-rails5#database</text:p>
        <text:h text:style-name="P43" text:outline-level="3"><text:bookmark-start text:name="__RefHeading___Toc23374_3094903898"/>migrate to Postg<text:bookmark-end text:name="__RefHeading___Toc23374_3094903898"/></text:h>
        <text:p text:style-name="P8">see more details in SQL_Glossary</text:p>
        <table:table table:name="Table279" table:style-name="Table279">
          <table:table-column table:style-name="Table279.A"/>
          <table:table-row>
            <table:table-cell table:style-name="Table279.A1" office:value-type="string">
              <text:p text:style-name="P34">1.<text:span text:style-name="T28"> </text:span># <text:span text:style-name="T29">config/</text:span>database.yml</text:p>
              <text:p text:style-name="P34">development:</text:p>
              <text:p text:style-name="P34"><text:s text:c="2"/>adapter: <text:s/>postgresql</text:p>
              <text:p text:style-name="P34"><text:s text:c="2"/>encoding: unicode</text:p>
              <text:p text:style-name="P34"><text:s text:c="2"/>database: flight_booker_development</text:p>
              <text:p text:style-name="P27"><text:s text:c="2"/>host: <text:s text:c="4"/>localhost</text:p>
              <text:p text:style-name="P34"><text:s text:c="2"/>pool: <text:s text:c="4"/>5</text:p>
              <text:p text:style-name="P34"><text:s text:c="2"/>username: manuel</text:p>
              <text:p text:style-name="P27"><text:s text:c="2"/>password: secret</text:p>
              <text:p text:style-name="P34"/>
              <text:p text:style-name="P34">test:</text:p>
              <text:p text:style-name="P34"><text:s text:c="2"/>adapter: <text:s text:c="3"/>postgresql</text:p>
              <text:p text:style-name="P34"><text:s text:c="2"/>encoding: <text:s text:c="2"/>unicode</text:p>
              <text:p text:style-name="P34"><text:s text:c="2"/>database: <text:s text:c="2"/>flight_booker_test</text:p>
              <text:p text:style-name="P34"><text:s text:c="2"/>pool: <text:s text:c="6"/>5</text:p>
              <text:p text:style-name="P34"><text:s text:c="2"/>username: <text:s text:c="2"/><text:span text:style-name="T30">salo</text:span>manuel</text:p>
            </table:table-cell>
          </table:table-row>
        </table:table>
        <table:table table:name="Table280" table:style-name="Table280">
          <table:table-column table:style-name="Table280.A"/>
          <table:table-row>
            <table:table-cell table:style-name="Table280.A1" office:value-type="string">
              <text:p text:style-name="P34">2.# Gemfile</text:p>
              <text:p text:style-name="P28">gem 'pg' # instead of 'sqlite3'</text:p>
            </table:table-cell>
          </table:table-row>
        </table:table>
        <table:table table:name="Table281" table:style-name="Table281">
          <table:table-column table:style-name="Table281.A"/>
          <table:table-row>
            <table:table-cell table:style-name="Table281.A1" office:value-type="string">
              <text:p text:style-name="P34">3.$<text:span text:style-name="T31"> rails db:create:all</text:span></text:p>
            </table:table-cell>
          </table:table-row>
          <table:table-row>
            <table:table-cell table:style-name="Table281.A2" office:value-type="string">
              <text:p text:style-name="P9"><text:span text:style-name="T32">4. use gem </text:span><text:span text:style-name="T8">taps</text:span><text:span text:style-name="T9">a</text:span><text:span text:style-name="T32"> to migrate the db data</text:span></text:p>
            </table:table-cell>
          </table:table-row>
        </table:table>
        <text:h text:style-name="P10" text:outline-level="2"><text:bookmark-start text:name="__RefHeading___Toc16666_1025775043"/>favicons<text:bookmark-end text:name="__RefHeading___Toc16666_1025775043"/></text:h>
        <text:p text:style-name="P29">https://realfavicongenerator.net/favicon/ruby_on_rails</text:p>
        <table:table table:name="Table293" table:style-name="Table293">
          <table:table-column table:style-name="Table293.A"/>
          <table:table-column table:style-name="Table293.B"/>
          <table:table-row>
            <table:table-cell table:style-name="Table293.A1" table:number-columns-spanned="2" office:value-type="string">
              <text:p text:style-name="P31">group :development do</text:p>
              <text:p text:style-name="P31"><text:s text:c="2"/>gem 'rails_real_favicon"</text:p>
              <text:p text:style-name="P31">end</text:p>
            </table:table-cell>
            <table:covered-table-cell/>
          </table:table-row>
          <table:table-row>
            <table:table-cell table:style-name="Table293.A2" office:value-type="string">
              <text:p text:style-name="P32"># config/favicon.json</text:p>
              <text:p text:style-name="P30">{</text:p>
              <text:p text:style-name="P30"><text:s/>"master_picture": <text:span text:style-name="T10">"app/assets/images/avatar_round.png"</text:span>,</text:p>
              <text:p text:style-name="P30"><text:s/>"favicon_design": {</text:p>
              <text:p text:style-name="P30"><text:s text:c="2"/>"ios": {</text:p>
              <text:p text:style-name="P30"><text:s text:c="3"/>"picture_aspect": "no_change",</text:p>
              <text:p text:style-name="P30"><text:s text:c="3"/>"assets": {</text:p>
              <text:p text:style-name="P30"><text:s text:c="4"/>"ios6_and_prior_icons": false,</text:p>
              <text:p text:style-name="P30"><text:s text:c="4"/>"ios7_and_later_icons": false,</text:p>
              <text:p text:style-name="P30"><text:s text:c="4"/>"precomposed_icons": false,</text:p>
              <text:p text:style-name="P30"><text:s text:c="4"/>"declare_only_default_icon": true</text:p>
              <text:p text:style-name="P30"><text:soft-page-break/><text:s text:c="3"/>}</text:p>
              <text:p text:style-name="P30"><text:s text:c="2"/>},</text:p>
              <text:p text:style-name="P30"><text:s text:c="2"/>"desktop_browser": [</text:p>
              <text:p text:style-name="P30"/>
              <text:p text:style-name="P30"><text:s text:c="2"/>],</text:p>
              <text:p text:style-name="P30"><text:s text:c="2"/>"windows": {</text:p>
              <text:p text:style-name="P30"><text:s text:c="3"/>"picture_aspect": "no_change",</text:p>
              <text:p text:style-name="P30"><text:s text:c="3"/>"background_color": "#2b5797",</text:p>
              <text:p text:style-name="P30"><text:s text:c="3"/>"on_conflict": "override",</text:p>
              <text:p text:style-name="P30"><text:s text:c="3"/>"assets": {</text:p>
              <text:p text:style-name="P30"><text:s text:c="4"/>"windows_80_ie_10_tile": false,</text:p>
              <text:p text:style-name="P30"><text:s text:c="4"/>"windows_10_ie_11_edge_tiles": {</text:p>
              <text:p text:style-name="P30"><text:s text:c="5"/>"small": false,</text:p>
              <text:p text:style-name="P30"><text:s text:c="5"/>"medium": true,</text:p>
              <text:p text:style-name="P30"><text:s text:c="5"/>"big": false,</text:p>
            </table:table-cell>
            <table:table-cell table:style-name="Table293.B2" office:value-type="string">
              <text:p text:style-name="P30"><text:s text:c="5"/>"rectangle": false</text:p>
              <text:p text:style-name="P30"><text:s text:c="4"/>}</text:p>
              <text:p text:style-name="P30"><text:s text:c="3"/>}</text:p>
              <text:p text:style-name="P30"><text:s text:c="2"/>},</text:p>
              <text:p text:style-name="P30"><text:s text:c="2"/>"android_chrome": {</text:p>
              <text:p text:style-name="P30"><text:s text:c="3"/>"picture_aspect": "no_change",</text:p>
              <text:p text:style-name="P30"><text:s text:c="3"/>"theme_color": "#ffffff",</text:p>
              <text:p text:style-name="P30"><text:s text:c="3"/>"manifest": {</text:p>
              <text:p text:style-name="P30"><text:s text:c="4"/>"display": "standalone",</text:p>
              <text:p text:style-name="P30"><text:s text:c="4"/>"orientation": "not_set",</text:p>
              <text:p text:style-name="P30"><text:s text:c="4"/>"on_conflict": "override",</text:p>
              <text:p text:style-name="P30"><text:s text:c="4"/>"declared": true</text:p>
              <text:p text:style-name="P30"><text:s text:c="3"/>},</text:p>
              <text:p text:style-name="P30"><text:s text:c="3"/>"assets": {</text:p>
              <text:p text:style-name="P30"><text:s text:c="4"/>"legacy_icon": false,</text:p>
              <text:p text:style-name="P30"><text:s text:c="4"/>"low_resolution_icons": false</text:p>
              <text:p text:style-name="P30"><text:soft-page-break/><text:s text:c="3"/>}</text:p>
              <text:p text:style-name="P30"><text:s text:c="2"/>},</text:p>
              <text:p text:style-name="P30"><text:s text:c="2"/>"safari_pinned_tab": {</text:p>
              <text:p text:style-name="P30"><text:s text:c="3"/>"picture_aspect": "black_and_white",</text:p>
              <text:p text:style-name="P30"><text:s text:c="3"/>"threshold": 50.78125,</text:p>
              <text:p text:style-name="P30"><text:s text:c="3"/>"theme_color": "#5bbad5"</text:p>
              <text:p text:style-name="P30"><text:s text:c="2"/>}</text:p>
              <text:p text:style-name="P30"><text:s/>},</text:p>
              <text:p text:style-name="P30"><text:s/>"settings": {</text:p>
              <text:p text:style-name="P30"><text:s text:c="2"/>"scaling_algorithm": "Mitchell",</text:p>
              <text:p text:style-name="P30"><text:s text:c="2"/>"error_on_image_too_small": false</text:p>
              <text:p text:style-name="P30"><text:s/>}</text:p>
              <text:p text:style-name="P30">}</text:p>
            </table:table-cell>
          </table:table-row>
          <table:table-row>
            <table:table-cell table:style-name="Table293.B2" table:number-columns-spanned="2" office:value-type="string">
              <text:p text:style-name="P33">$ rails generate favicon</text:p>
            </table:table-cell>
            <table:covered-table-cell/>
          </table:table-row>
          <table:table-row>
            <table:table-cell table:style-name="Table293.B2" table:number-columns-spanned="2" office:value-type="string">
              <text:p text:style-name="P33"># app/views/layouts/application.html.erb</text:p>
              <text:p text:style-name="P33">&lt;%= render 'application/favicon' %&gt;</text:p>
            </table:table-cell>
            <table:covered-table-cell/>
          </table:table-row>
        </table:table>
        <text:h text:style-name="P39" text:outline-level="1"/>
        <text:h text:style-name="Heading_20_2" text:outline-level="2">push<text:span text:style-name="T16"> non-master branch</text:span></text:h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reformatted_20_Text"><text:span text:style-name="Source_20_Text">$ git push heroku </text:span><text:span text:style-name="Source_20_Text"><text:span text:style-name="T10">yourbranch:master</text:span></text:span></text:p>
            </table:table-cell>
          </table:table-row>
        </table:table>
        <text:p text:style-name="Text_20_body"/>
      </text:section>
      <text:h text:style-name="P40" text:outline-level="3"/>
      <text:h text:style-name="Heading_20_2" text:outline-level="2"/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2f205" officeooo:paragraph-rsid="0002f205"/>
    </style:style>
    <style:style style:name="MP2" style:family="paragraph" style:parent-style-name="Footer">
      <style:paragraph-properties fo:text-align="center" style:justify-single-word="false" fo:break-before="page"/>
      <style:text-properties officeooo:rsid="0004da94" officeooo:paragraph-rsid="0004da94"/>
    </style:style>
    <style:style style:name="MP3" style:family="paragraph" style:parent-style-name="Preformatted_20_Text">
      <style:paragraph-properties fo:text-align="end" style:justify-single-word="false" fo:break-before="page"/>
    </style:style>
    <style:style style:name="MT1" style:family="text">
      <style:text-properties officeooo:rsid="0006c1e6"/>
    </style:style>
    <style:style style:name="MT2" style:family="text">
      <style:text-properties officeooo:rsid="001f69d7"/>
    </style:style>
    <style:style style:name="MSect1" style:family="section">
      <style:section-properties text:dont-balance-text-columns="false" style:editable="false">
        <style:columns fo:column-count="3" fo:column-gap="0mm">
          <style:column style:rel-width="3212*" fo:start-indent="0mm" fo:end-indent="0mm"/>
          <style:column style:rel-width="3212*" fo:start-indent="0mm" fo:end-indent="0mm"/>
          <style:column style:rel-width="3214*" fo:start-indent="0mm" fo:end-indent="0mm"/>
        </style:columns>
      </style:section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section text:style-name="MSect1" text:name="Section2">
          <text:p text:style-name="MP1"/>
          <text:p text:style-name="MP2">Server Glossary</text:p>
          <text:p text:style-name="MP3">v<text:span text:style-name="MT1"> </text:span>0.<text:span text:style-name="MT2">5</text:span></text:p>
        </text:section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2:26:12.424696540</meta:creation-date>
    <dc:date>2018-04-16T11:51:16.722781574</dc:date>
    <meta:editing-duration>P1DT23H14M39S</meta:editing-duration>
    <meta:editing-cycles>30</meta:editing-cycles>
    <meta:generator>LibreOffice/5.2.7.2$Linux_X86_64 LibreOffice_project/20m0$Build-2</meta:generator>
    <meta:document-statistic meta:table-count="17" meta:image-count="0" meta:object-count="0" meta:page-count="3" meta:paragraph-count="166" meta:word-count="488" meta:character-count="3814" meta:non-whitespace-character-count="3276"/>
  </office:meta>
</office:document-meta>
</file>